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8.341cm"/>
    </style:style>
    <style:style style:name="co6" style:family="table-column">
      <style:table-column-properties fo:break-before="auto" style:column-width="1.77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 table:tab-color="#ffdbb6"/>
    </style:style>
  </office:automatic-styles>
  <office:body>
    <office:spreadsheet>
      <table:calculation-settings table:automatic-find-labels="false" table:use-regular-expressions="false" table:use-wildcards="true"/>
      <table:table table:name="sensor_mb_ne4_legacy-rreg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reg Nr.</text:p>
            <text:p>(Fcode 0x04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 und teilw.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(Bit’s werden gesetzt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ne4_legacy-rwreg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wreg Nr.</text:p>
            <text:p>(Fcode: 0x03, 0x06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</text:p>
            <text:p>und Einheit</text:p>
          </table:table-cell>
          <table:table-cell office:value-type="string" calcext:value-type="string">
            <text:p>Messwerteigenschaft</text:p>
          </table:table-cell>
          <table:table-cell office:value-type="string" calcext:value-type="string">
            <text:p>protecte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 65535 [0]</text:p>
          </table:table-cell>
          <table:table-cell/>
          <table:table-cell office:value-type="string" calcext:value-type="string">
            <text:p>Kundencode: zur freien Belegung z.B. Raumcode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… 10000 [11111]</text:p>
          </table:table-cell>
          <table:table-cell office:value-type="string" calcext:value-type="string">
            <text:p>0 … 10000 ppm</text:p>
          </table:table-cell>
          <table:table-cell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… 2500 [11111]</text:p>
          </table:table-cell>
          <table:table-cell office:value-type="string" calcext:value-type="string">
            <text:p>0 … 25,00 mA</text:p>
          </table:table-cell>
          <table:table-cell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… 600 [11111]</text:p>
          </table:table-cell>
          <table:table-cell office:value-type="string" calcext:value-type="string">
            <text:p>-20,0 … 60,0 °C</text:p>
          </table:table-cell>
          <table:table-cell office:value-type="string" calcext:value-type="string">
            <text:p>Temperatur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Nullpunkt *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Kalibrierpunkt ( bei Endwert) 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</text:p>
          </table:table-cell>
          <table:table-cell office:value-type="string" calcext:value-type="string">
            <text:p>0 … 10000 ppm</text:p>
          </table:table-cell>
          <table:table-cell office:value-type="string" calcext:value-type="string">
            <text:p>Sensorwert im Kalibrierpunkt (bei Endwert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0 ppm [0 ppm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mA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0 ppm [1000ppm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mA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3</text:p>
          </table:table-cell>
          <table:table-cell/>
          <table:table-cell office:value-type="string" calcext:value-type="string">
            <text:p>Zuschalten vor Hardwareverstärkung 0 (hoch) *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</text:p>
          </table:table-cell>
          <table:table-cell/>
          <table:table-cell office:value-type="string" calcext:value-type="string">
            <text:p>Faktor für Mittelwertbildung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 *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 *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 *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 *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 *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 *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0 ... 12000 [1500]</text:p>
          </table:table-cell>
          <table:table-cell/>
          <table:table-cell office:value-type="string" calcext:value-type="string">
            <text:p>Vorgegebener Nullpunktwert *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0 ... 1023</text:p>
          </table:table-cell>
          <table:table-cell/>
          <table:table-cell office:value-type="string" calcext:value-type="string">
            <text:p>Nullpunktparameter [11111 = Nullpunktsuche]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Neustart / Grunddaten / entsichern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0]</text:p>
          </table:table-cell>
          <table:table-cell/>
          <table:table-cell office:value-type="string" calcext:value-type="string">
            <text:p>Sensornummer für MCS4000 - M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 office:value-type="string" calcext:value-type="string">
            <text:p>x</text:p>
          </table:table-cell>
        </table:table-row>
      </table:table>
      <table:table table:name="sensor_mb_nap5x-rreg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reg Nr.</text:p>
            <text:p>(Fcode 0x04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 und teilw.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</text:p>
          </table:table-cell>
          <table:table-cell office:value-type="string" calcext:value-type="string">
            <text:p>0 .. 100.0 %UEG</text:p>
          </table:table-cell>
          <table:table-cell office:value-type="string" calcext:value-type="string">
            <text:p>Gaskonzentration im pp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(Bit’s werden gesetzt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1000</text:p>
          </table:table-cell>
          <table:table-cell office:value-type="string" calcext:value-type="string">
            <text:p>0 .. 100.0 %UEG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nap5x-rwreg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wreg Nr.</text:p>
            <text:p>(Fcode: 0x03, 0x06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</text:p>
            <text:p>und Einheit</text:p>
          </table:table-cell>
          <table:table-cell office:value-type="string" calcext:value-type="string">
            <text:p>Messwerteigenschaft</text:p>
          </table:table-cell>
          <table:table-cell office:value-type="string" calcext:value-type="string">
            <text:p>protecte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 65535 [0]</text:p>
          </table:table-cell>
          <table:table-cell/>
          <table:table-cell office:value-type="string" calcext:value-type="string">
            <text:p>Kundencode: zur freien Belegung z.B. Raumcode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… 1000 [11111]</text:p>
          </table:table-cell>
          <table:table-cell office:value-type="string" calcext:value-type="string">
            <text:p>0 … 100.0 % UEG</text:p>
          </table:table-cell>
          <table:table-cell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… 2500 [11111]</text:p>
          </table:table-cell>
          <table:table-cell office:value-type="string" calcext:value-type="string">
            <text:p>0 … 25,00 mA</text:p>
          </table:table-cell>
          <table:table-cell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… 600 [11111]</text:p>
          </table:table-cell>
          <table:table-cell office:value-type="string" calcext:value-type="string">
            <text:p>-20,0 … 60,0 °C</text:p>
          </table:table-cell>
          <table:table-cell office:value-type="string" calcext:value-type="string">
            <text:p>Temperatur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Nullpunkt *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Kalibrierpunkt ( bei Endwert) 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</text:p>
          </table:table-cell>
          <table:table-cell office:value-type="string" calcext:value-type="string">
            <text:p>0 … 100.0 %UEG</text:p>
          </table:table-cell>
          <table:table-cell office:value-type="string" calcext:value-type="string">
            <text:p>Sensorwert im Kalibrierpunkt (bei Endwert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 [0]</text:p>
          </table:table-cell>
          <table:table-cell office:value-type="string" calcext:value-type="string">
            <text:p>0 … 100.0 %UEG [0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mA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 [1000]</text:p>
          </table:table-cell>
          <table:table-cell office:value-type="string" calcext:value-type="string">
            <text:p>0 … 100.0 %UEG[1000ppm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mA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</text:p>
          </table:table-cell>
          <table:table-cell/>
          <table:table-cell office:value-type="string" calcext:value-type="string">
            <text:p>Zuschalten vor Hardwareverstärkung 0 (hoch) *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 *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 *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 *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 *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 *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 *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0 ... 12000 [2000]</text:p>
          </table:table-cell>
          <table:table-cell/>
          <table:table-cell office:value-type="string" calcext:value-type="string">
            <text:p>Vorgegebener Nullpunktwert *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0 ... 1023 [500]</text:p>
          </table:table-cell>
          <table:table-cell/>
          <table:table-cell office:value-type="string" calcext:value-type="string">
            <text:p>Nullpunktparameter [11111 = Nullpunktsuche]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Neustart / Grunddaten / entsichern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 office:value-type="string" calcext:value-type="string">
            <text:p>x</text:p>
          </table:table-cell>
        </table:table-row>
      </table:table>
      <table:table table:name="sensor_mb_sp42a-rreg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reg Nr.</text:p>
            <text:p>(Fcode 0x04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 und teilw.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(Bit’s werden gesetzt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sp42a-rwreg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wreg Nr.</text:p>
            <text:p>(Fcode: 0x03, 0x06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</text:p>
            <text:p>und Einheit</text:p>
          </table:table-cell>
          <table:table-cell office:value-type="string" calcext:value-type="string">
            <text:p>Messwerteigenschaft</text:p>
          </table:table-cell>
          <table:table-cell office:value-type="string" calcext:value-type="string">
            <text:p>protecte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 65535 [0]</text:p>
          </table:table-cell>
          <table:table-cell/>
          <table:table-cell office:value-type="string" calcext:value-type="string">
            <text:p>Kundencode: zur freien Belegung z.B. Raumcode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… 10000 [11111]</text:p>
          </table:table-cell>
          <table:table-cell office:value-type="string" calcext:value-type="string">
            <text:p>0 … 1000 ppm</text:p>
          </table:table-cell>
          <table:table-cell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… 2500 [11111]</text:p>
          </table:table-cell>
          <table:table-cell office:value-type="string" calcext:value-type="string">
            <text:p>0 … 25,00 mA</text:p>
          </table:table-cell>
          <table:table-cell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… 600 [11111]</text:p>
          </table:table-cell>
          <table:table-cell office:value-type="string" calcext:value-type="string">
            <text:p>-20,0 … 60,0 °C</text:p>
          </table:table-cell>
          <table:table-cell office:value-type="string" calcext:value-type="string">
            <text:p>Temperatur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 [1000]</text:p>
          </table:table-cell>
          <table:table-cell/>
          <table:table-cell office:value-type="string" calcext:value-type="string">
            <text:p>Sensorspannung im Nullpunkt *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 [8000]</text:p>
          </table:table-cell>
          <table:table-cell/>
          <table:table-cell office:value-type="string" calcext:value-type="string">
            <text:p>Sensorspannung im Kalibrierpunkt ( bei Endwert) 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 [2000]</text:p>
          </table:table-cell>
          <table:table-cell office:value-type="string" calcext:value-type="string">
            <text:p>0 … 1000 ppm</text:p>
          </table:table-cell>
          <table:table-cell office:value-type="string" calcext:value-type="string">
            <text:p>Sensorwert im Kalibrierpunkt (bei Endwert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 [1000ppm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 *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 *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 *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 *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 *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 *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0 ... 12000 [1000]</text:p>
          </table:table-cell>
          <table:table-cell/>
          <table:table-cell office:value-type="string" calcext:value-type="string">
            <text:p>Vorgegebener Nullpunktwert *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0 ... 1023 [50]</text:p>
          </table:table-cell>
          <table:table-cell/>
          <table:table-cell office:value-type="string" calcext:value-type="string">
            <text:p>Nullpunktparameter [11111 = Nullpunktsuche]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Neustart / Grunddaten / entsichern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 office:value-type="string" calcext:value-type="string">
            <text:p>x</text:p>
          </table:table-cell>
        </table:table-row>
      </table:table>
      <table:table table:name="sensor_mb_nap5xx-rreg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reg Nr.</text:p>
            <text:p>(Fcode 0x04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 und teilw.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 (für CO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CO-Sensor (Bit’s werden gesetzt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 (für NO2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NO2-Sensor (Bit’s werden gesetzt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 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 (CO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. 1 (100 = 1,00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 CO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 (für CO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_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 (NO2)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. 2 (100 = 1,00)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 NO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 (für NO2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nap5xx-rwreg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wreg Nr.</text:p>
            <text:p>(Fcode: 0x03, 0x06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</text:p>
            <text:p>und Einheit</text:p>
          </table:table-cell>
          <table:table-cell office:value-type="string" calcext:value-type="string">
            <text:p>Messwerteigenschaft</text:p>
          </table:table-cell>
          <table:table-cell office:value-type="string" calcext:value-type="string">
            <text:p>protecte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 65535 [0]</text:p>
          </table:table-cell>
          <table:table-cell/>
          <table:table-cell office:value-type="string" calcext:value-type="string">
            <text:p>Kundencode: zur freien Belegung z.B. Raumcode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… 10000 [11111]</text:p>
          </table:table-cell>
          <table:table-cell office:value-type="string" calcext:value-type="string">
            <text:p>0 … 1000 ppm</text:p>
          </table:table-cell>
          <table:table-cell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… 2500 [11111]</text:p>
          </table:table-cell>
          <table:table-cell office:value-type="string" calcext:value-type="string">
            <text:p>0 … 25,00 mA</text:p>
          </table:table-cell>
          <table:table-cell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… 600 [11111]</text:p>
          </table:table-cell>
          <table:table-cell office:value-type="string" calcext:value-type="string">
            <text:p>-20,0 … 60,0 °C</text:p>
          </table:table-cell>
          <table:table-cell office:value-type="string" calcext:value-type="string">
            <text:p>Temperatur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 [1000]</text:p>
          </table:table-cell>
          <table:table-cell/>
          <table:table-cell office:value-type="string" calcext:value-type="string">
            <text:p>Sensorspannung im Nullpunkt *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 [8000]</text:p>
          </table:table-cell>
          <table:table-cell/>
          <table:table-cell office:value-type="string" calcext:value-type="string">
            <text:p>Sensorspannung im Kalibrierpunkt ( bei Endwert) 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 ppm</text:p>
          </table:table-cell>
          <table:table-cell office:value-type="string" calcext:value-type="string">
            <text:p>Sensorwert im Kalibrierpunkt (bei Endwert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 [1000ppm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 … 16383 [1000]</text:p>
          </table:table-cell>
          <table:table-cell/>
          <table:table-cell office:value-type="string" calcext:value-type="string">
            <text:p>Sensorspannung im Nullpunkt *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 … 16383 [8000]</text:p>
          </table:table-cell>
          <table:table-cell/>
          <table:table-cell office:value-type="string" calcext:value-type="string">
            <text:p>Sensorspannung im Kalibrierpunkt ( bei Endwert) *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 … 10000 [2000]</text:p>
          </table:table-cell>
          <table:table-cell office:value-type="string" calcext:value-type="string">
            <text:p>0 … 1000 ppm</text:p>
          </table:table-cell>
          <table:table-cell office:value-type="string" calcext:value-type="string">
            <text:p>Sensorwert im Kalibrierpunkt (bei Endwert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 [1000ppm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(CO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(NO2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 *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 *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 *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 *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 *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 *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 *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 *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 *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 *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 *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 *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Neustart / Grunddaten / entsichern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 office:value-type="string" calcext:value-type="string">
            <text:p>x</text:p>
          </table:table-cell>
        </table:table-row>
      </table:table>
      <table:table table:name="sensor_mb_co2_o2-rreg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reg Nr.</text:p>
            <text:p>(Fcode 0x04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 und teilw.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</text:p>
          </table:table-cell>
          <table:table-cell office:value-type="string" calcext:value-type="string">
            <text:p>0 .. 100.0 vol%</text:p>
          </table:table-cell>
          <table:table-cell office:value-type="string" calcext:value-type="string">
            <text:p>Sauerstoffkonzentration im vol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CO2 -Sensor (Bit’s werden gesetzt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 ..5000</text:p>
          </table:table-cell>
          <table:table-cell office:value-type="string" calcext:value-type="string">
            <text:p>0 .. 50000 ppm</text:p>
          </table:table-cell>
          <table:table-cell office:value-type="string" calcext:value-type="string">
            <text:p>CO2 Gaskonzentration im ppm (Registerwert * 10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 (O2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 O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5000</text:p>
          </table:table-cell>
          <table:table-cell/>
          <table:table-cell office:value-type="string" calcext:value-type="string">
            <text:p>max O2 Wert innerhalb des Kalibrierintervall (7 Tage)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0 ... 5000</text:p>
          </table:table-cell>
          <table:table-cell/>
          <table:table-cell office:value-type="string" calcext:value-type="string">
            <text:p>CO2 Wert unkorrigiert (Registerwert * 10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co2_o2-rwreg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wreg Nr.</text:p>
            <text:p>(Fcode: 0x03, 0x06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</text:p>
            <text:p>und Einheit</text:p>
          </table:table-cell>
          <table:table-cell office:value-type="string" calcext:value-type="string">
            <text:p>Messwerteigenschaft</text:p>
          </table:table-cell>
          <table:table-cell office:value-type="string" calcext:value-type="string">
            <text:p>protecte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 65535 [0]</text:p>
          </table:table-cell>
          <table:table-cell/>
          <table:table-cell office:value-type="string" calcext:value-type="string">
            <text:p>Kundencode: zur freien Belegung z.B. Raumcode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… 1000 [11111]</text:p>
          </table:table-cell>
          <table:table-cell office:value-type="string" calcext:value-type="string">
            <text:p>0 … 100.0 vol%</text:p>
          </table:table-cell>
          <table:table-cell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… 2500 [11111]</text:p>
          </table:table-cell>
          <table:table-cell office:value-type="string" calcext:value-type="string">
            <text:p>0 … 25,00 mA</text:p>
          </table:table-cell>
          <table:table-cell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… 600 [11111]</text:p>
          </table:table-cell>
          <table:table-cell office:value-type="string" calcext:value-type="string">
            <text:p>-20,0 … 60,0 °C</text:p>
          </table:table-cell>
          <table:table-cell office:value-type="string" calcext:value-type="string">
            <text:p>Temperatur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 … 5000 [11111]</text:p>
          </table:table-cell>
          <table:table-cell office:value-type="string" calcext:value-type="string">
            <text:p>0 … 5000 ppm</text:p>
          </table:table-cell>
          <table:table-cell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 [0]</text:p>
          </table:table-cell>
          <table:table-cell/>
          <table:table-cell office:value-type="string" calcext:value-type="string">
            <text:p>Sensorspannung im Nullpunkt *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 [3300]</text:p>
          </table:table-cell>
          <table:table-cell/>
          <table:table-cell office:value-type="string" calcext:value-type="string">
            <text:p>Sensorspannung im Kalibrierpunkt ( bei Endwert) 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 [209]</text:p>
          </table:table-cell>
          <table:table-cell office:value-type="string" calcext:value-type="string">
            <text:p>20.9 vol%</text:p>
          </table:table-cell>
          <table:table-cell office:value-type="string" calcext:value-type="string">
            <text:p>Sensorwert im Kalibrierpunkt (bei Endwert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0 … 10000 [x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 … 10000 [5000]</text:p>
          </table:table-cell>
          <table:table-cell office:value-type="string" calcext:value-type="string">
            <text:p>0 … 100000 [50000ppm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 ... 200 [100]</text:p>
          </table:table-cell>
          <table:table-cell/>
          <table:table-cell office:value-type="string" calcext:value-type="string">
            <text:p>O2 Verst *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 ... 200 [100]</text:p>
          </table:table-cell>
          <table:table-cell/>
          <table:table-cell office:value-type="string" calcext:value-type="string">
            <text:p>O2 Verst.neu *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(O2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0 ... 3 [3]</text:p>
          </table:table-cell>
          <table:table-cell/>
          <table:table-cell office:value-type="string" calcext:value-type="string">
            <text:p>Automode: Bit_0 für O2 Bit_1 für CO2C *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derzeitiger Mode bei CO2 Sonde (1 = Auto) (nicht besch.)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Kalibrierung bei CO2 ist eingeschalten (nicht beschreiben)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0 ... 20</text:p>
          </table:table-cell>
          <table:table-cell/>
          <table:table-cell office:value-type="string" calcext:value-type="string">
            <text:p>Einschaltzeit (ersten 20min) (nicht beschreiben)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0 ... 3 [0]</text:p>
          </table:table-cell>
          <table:table-cell/>
          <table:table-cell office:value-type="string" calcext:value-type="string">
            <text:p>Kalibr. Starten Bit_0 O2 ; Bit_1 CO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0 ... 10080</text:p>
          </table:table-cell>
          <table:table-cell/>
          <table:table-cell office:value-type="string" calcext:value-type="string">
            <text:p>O2 Intervallzaehler 7 Tage (nicht beschreiben)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nzahl der Kalibrierungen O2-Sonde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Neustart / Grunddaten / entsichern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nzahl der Kalibrierungen CO2-Son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nzahl der Kalibrierungen O2-Son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.00.0000</text:date>, <text:time style:data-style-name="N2" text:time-value="09:26:03.4406721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3T13:52:02.382056767</meta:creation-date>
    <dc:date>2020-09-07T09:39:42.025104950</dc:date>
    <meta:editing-duration>PT20M59S</meta:editing-duration>
    <meta:editing-cycles>8</meta:editing-cycles>
    <meta:generator>LibreOffice/7.0.1.2$Linux_X86_64 LibreOffice_project/00$Build-2</meta:generator>
    <meta:document-statistic meta:table-count="10" meta:cell-count="1048" meta:object-count="0"/>
  </office:meta>
</office:document-meta>
</file>